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2.003cm" fo:min-width="9.65cm" fo:padding-top="0.175cm" fo:padding-bottom="0.175cm" fo:padding-left="0.3cm" fo:padding-right="0.3cm"/>
    </style:style>
    <style:style style:name="gr3" style:family="graphic" style:parent-style-name="Noklusējuma_5f_1">
      <style:graphic-properties svg:stroke-color="#000000" draw:fill-color="#ffffff" draw:textarea-horizontal-align="justify" draw:textarea-vertical-align="middle" draw:auto-grow-height="false" fo:min-height="1.374cm" fo:min-width="5.389cm"/>
    </style:style>
    <style:style style:name="gr4" style:family="graphic" style:parent-style-name="Noklusējuma_5f_1">
      <style:graphic-properties draw:fill-color="#ccff00" draw:textarea-horizontal-align="justify" draw:textarea-vertical-align="middle" draw:auto-grow-height="false" fo:min-height="0.586cm" fo:min-width="0.362cm"/>
    </style:style>
    <style:style style:name="gr5" style:family="graphic" style:parent-style-name="Noklusējuma_5f_1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2.004cm" fo:min-width="9.65cm" fo:padding-top="0.175cm" fo:padding-bottom="0.175cm" fo:padding-left="0.3cm" fo:padding-right="0.3cm"/>
    </style:style>
    <style:style style:name="gr6" style:family="graphic" style:parent-style-name="Noklusējuma_5f_1">
      <style:graphic-properties svg:stroke-color="#000000" draw:fill-color="#ffffff" draw:textarea-horizontal-align="justify" draw:textarea-vertical-align="middle" draw:auto-grow-height="false" fo:min-height="1.339cm" fo:min-width="5.388cm"/>
    </style:style>
    <style:style style:name="gr7" style:family="graphic" style:parent-style-name="Noklusējuma_5f_1">
      <style:graphic-properties draw:fill-color="#ccff00" draw:textarea-horizontal-align="justify" draw:textarea-vertical-align="middle" draw:auto-grow-height="false" fo:min-height="0.586cm" fo:min-width="0.47cm"/>
    </style:style>
    <style:style style:name="gr8" style:family="graphic" style:parent-style-name="Noklusējuma_5f_1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2.004cm" fo:min-width="9.65cm" fo:padding-top="0.175cm" fo:padding-bottom="0.175cm" fo:padding-left="0.3cm" fo:padding-right="0.3cm"/>
    </style:style>
    <style:style style:name="gr9" style:family="graphic" style:parent-style-name="Noklusējuma_5f_1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2.95cm" fo:min-width="20.2cm" fo:padding-top="0.125cm" fo:padding-bottom="0.125cm" fo:padding-left="0.25cm" fo:padding-right="0.25cm"/>
    </style:style>
    <style:style style:name="gr10" style:family="graphic" style:parent-style-name="Noklusējuma_5f_1">
      <style:graphic-properties draw:stroke="none" svg:stroke-color="#000000" draw:fill="none" draw:fill-color="#ffffff" draw:textarea-horizontal-align="left" draw:auto-grow-height="true" draw:auto-grow-width="false" fo:min-height="0.712cm" fo:min-width="6.16cm"/>
    </style:style>
    <style:style style:name="gr11" style:family="graphic" style:parent-style-name="Noklusējuma_5f_1">
      <style:graphic-properties draw:stroke="none" draw:fill="none" fo:min-height="2.178cm"/>
    </style:style>
    <style:style style:name="gr12" style:family="graphic" style:parent-style-name="Noklusējuma_5f_1">
      <style:graphic-properties draw:stroke="solid" svg:stroke-color="#000000" draw:fill="none" fo:min-height="5.101cm"/>
    </style:style>
    <style:style style:name="gr13" style:family="graphic" style:parent-style-name="Noklusējuma_5f_1">
      <style:graphic-properties draw:stroke="solid" svg:stroke-width="0.1cm" svg:stroke-color="#000000" draw:marker-start-width="0.5cm" draw:marker-end-width="0.5cm" draw:fill="solid" draw:fill-color="#ffffff" fo:min-height="5.728cm" fo:padding-top="0.175cm" fo:padding-bottom="0.175cm" fo:padding-left="0.3cm" fo:padding-right="0.3cm"/>
    </style:style>
    <style:style style:name="gr14" style:family="graphic" style:parent-style-name="Noklusējuma_5f_1">
      <style:graphic-properties draw:stroke="none" draw:fill="none" fo:min-height="1.423cm"/>
    </style:style>
    <style:style style:name="gr15" style:family="graphic" style:parent-style-name="Noklusējuma_5f_1">
      <style:graphic-properties draw:stroke="none" draw:fill="none" fo:min-height="0.712cm"/>
    </style:style>
    <style:style style:name="gr16" style:family="graphic" style:parent-style-name="Noklusējuma_5f_1">
      <style:graphic-properties draw:stroke="solid" svg:stroke-color="#000000" draw:fill="solid" draw:fill-color="#ffffff" fo:min-height="0.712cm"/>
    </style:style>
    <style:style style:name="gr17" style:family="graphic" style:parent-style-name="Noklusējuma_5f_1">
      <style:graphic-properties svg:stroke-color="#000000" draw:fill-color="#ffffff" draw:textarea-horizontal-align="justify" draw:textarea-vertical-align="middle" draw:auto-grow-height="false" fo:min-height="1.504cm" fo:min-width="6.032cm"/>
    </style:style>
    <style:style style:name="gr18" style:family="graphic" style:parent-style-name="Noklusējuma_5f_1">
      <style:graphic-properties draw:fill-color="#ccff00" draw:textarea-horizontal-align="justify" draw:textarea-vertical-align="middle" draw:auto-grow-height="false" fo:min-height="1.33cm" fo:min-width="1.412cm"/>
    </style:style>
    <style:style style:name="gr19" style:family="graphic" style:parent-style-name="Objekts_20_bez_20_aizpildījuma_5f_1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Noklusējuma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Noklusējuma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332cm" fo:min-width="9.933cm"/>
    </style:style>
    <style:style style:name="gr23" style:family="graphic" style:parent-style-name="standard">
      <style:graphic-properties draw:fill-color="#ccff00" draw:textarea-horizontal-align="justify" draw:textarea-vertical-align="middle" draw:auto-grow-height="false" fo:min-height="2.386cm" fo:min-width="3.776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282cm" fo:min-width="9.579cm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757cm"/>
    </style:style>
    <style:style style:name="gr26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439cm"/>
    </style:style>
    <style:style style:name="gr27" style:family="graphic" style:parent-style-name="standard">
      <style:graphic-properties draw:stroke="none" svg:stroke-color="#000000" draw:fill="none" fo:min-height="0cm" fo:min-width="0cm"/>
    </style:style>
    <style:style style:name="gr28" style:family="graphic" style:parent-style-name="standard">
      <style:graphic-properties draw:stroke="none" svg:stroke-color="#ffffff" draw:fill="none" fo:min-height="0cm" fo:min-width="0cm"/>
    </style:style>
    <style:style style:name="gr29" style:family="graphic" style:parent-style-name="standard">
      <style:graphic-properties svg:stroke-color="#ffffff" draw:fill="none" fo:min-height="0cm" fo:min-width="0cm"/>
    </style:style>
    <style:style style:name="gr30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ffffff" draw:fill="solid" draw:fill-color="#ffffff" fo:min-height="0cm" fo:min-width="0cm"/>
    </style:style>
    <style:style style:name="gr32" style:family="graphic" style:parent-style-name="standard">
      <style:graphic-properties draw:stroke="none" svg:stroke-color="#ff0000" draw:fill="solid" draw:fill-color="#ffffff" draw:fill-image-width="0cm" draw:fill-image-height="0cm" fo:min-height="0cm" fo:min-width="0cm"/>
    </style:style>
    <style:style style:name="pr1" style:family="presentation" style:parent-style-name="JTM-title">
      <style:graphic-properties fo:min-height="2.465cm"/>
    </style:style>
    <style:style style:name="pr2" style:family="presentation" style:parent-style-name="JTM-notes">
      <style:graphic-properties draw:fill-color="#ffffff" fo:min-height="13.364cm"/>
    </style:style>
    <style:style style:name="pr3" style:family="presentation" style:parent-style-name="JTM-title">
      <style:graphic-properties fo:min-height="1.851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title" style:list-style-name="L5">
      <style:graphic-properties fo:min-height="14.454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style:text-properties style:font-name="DejaVu Sans Mono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c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="solid" draw:fill-color="#ffffff"/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ccff00"/>
      <style:paragraph-properties fo:margin-left="0cm" fo:margin-right="0cm" fo:text-align="center" fo:text-indent="0cm"/>
    </style:style>
    <style:style style:name="P15" style:family="paragraph">
      <style:paragraph-properties fo:margin-top="0.9cm" fo:margin-bottom="0.9cm" fo:text-align="start"/>
    </style:style>
    <style:style style:name="P16" style:family="paragraph">
      <style:paragraph-properties fo:margin-top="0.9cm" fo:margin-bottom="0.9cm" fo:text-align="start"/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ff3333"/>
    </style:style>
    <style:style style:name="P19" style:family="paragraph">
      <loext:graphic-properties draw:fill-color="#99ff66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font-weight="normal" style:font-weight-asian="normal" style:font-weight-complex="normal"/>
    </style:style>
    <style:style style:name="P22" style:family="paragraph">
      <loext:graphic-properties draw:fill="solid" draw:fill-color="#ffffff" draw:fill-image-width="0cm" draw:fill-image-height="0cm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6543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" style:family="text">
      <style:text-properties fo:color="#000000" style:font-name="DejaVu Sans Mono" fo:font-size="32pt" fo:language="en" fo:country="US" style:font-name-asian="Liberation Mono" style:font-size-asian="32pt" style:font-size-complex="32pt"/>
    </style:style>
    <style:style style:name="T4" style:family="text">
      <style:text-properties fo:color="#0078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5" style:family="text">
      <style:text-properties fo:color="#0000cc" style:font-name="DejaVu Sans Mono" fo:font-size="32pt" fo:language="en" fo:country="US" style:font-name-asian="Liberation Mono" style:font-size-asian="32pt" style:font-size-complex="32pt"/>
    </style:style>
    <style:style style:name="T6" style:family="text">
      <style:text-properties style:font-name="DejaVu Sans Mono" fo:language="en" fo:country="US" style:font-name-asian="Liberation Mono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T18" style:family="text"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46.7999992370605pt" fo:font-style="normal" fo:text-shadow="none" style:text-underline-style="solid" style:text-underline-width="auto" style:text-underline-color="font-color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2cm" svg:y="8.6cm" presentation:class="title" presentation:user-transformed="true">
          <draw:text-box>
            <text:p>ChatServer notes</text:p>
          </draw:text-box>
        </draw:frame>
        <presentation:notes draw:style-name="dp1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51cm" svg:x="1.4cm" svg:y="1.144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4" draw:text-style-name="P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creation of client socket:</text:span><text:span text:style-name="T1"><text:line-break/></text:span><text:span text:style-name="T2"><text:line-break/></text:span><text:span text:style-name="T3">run() {</text:span><text:span text:style-name="T3"><text:line-break/></text:span><text:span text:style-name="T3"> <text:s/></text:span><text:span text:style-name="T4">while</text:span><text:span text:style-name="T3"> (</text:span><text:span text:style-name="T4">true</text:span><text:span text:style-name="T3">) {</text:span><text:span text:style-name="T3"><text:line-break/></text:span><text:span text:style-name="T3"> <text:s text:c="3"/>Socket socket = serverSocket.</text:span><text:span text:style-name="T5">accept</text:span><text:span text:style-name="T3">();</text:span><text:span text:style-name="T3"><text:line-break/></text:span><text:span text:style-name="T3"> <text:s text:c="3"/>// create a new thread to deal with the next client;</text:span><text:span text:style-name="T3"><text:line-break/></text:span><text:span text:style-name="T3"> <text:s text:c="3"/>// deal with current client</text:span><text:span text:style-name="T3"><text:line-break/></text:span><text:span text:style-name="T3"> <text:s/>}</text:span><text:span text:style-name="T3"><text:line-break/></text:span><text:span text:style-name="T3">}</text:span><text:span text:style-name="T3"><text:line-break/></text:span><text:span text:style-name="T3"/></text:p>
              </text:list-item>
              <text:list-item>
                <text:p><text:span text:style-name="T1">More complicated, low latency approach — create competing threads before, which try to get client socket from shared serverSocket:</text:span></text:p>
                <text:p><text:span text:style-name="T6">// create concurrent threads and start them</text:span><text:span text:style-name="T1"> </text:span></text:p>
                <text:p><text:span text:style-name="T3">run() {</text:span><text:span text:style-name="T3"><text:line-break/></text:span><text:span text:style-name="T3"> <text:s/></text:span><text:span text:style-name="T4">while</text:span><text:span text:style-name="T3"> (</text:span><text:span text:style-name="T4">true</text:span><text:span text:style-name="T3">) {</text:span><text:span text:style-name="T3"><text:line-break/></text:span><text:span text:style-name="T3"> <text:s text:c="3"/>Socket socket = serverSocket.</text:span><text:span text:style-name="T5">accept</text:span><text:span text:style-name="T3">();</text:span><text:span text:style-name="T3"><text:line-break/></text:span><text:span text:style-name="T3"> <text:s text:c="3"/>// deal with the current client</text:span><text:span text:style-name="T3"><text:line-break/></text:span><text:span text:style-name="T3"> <text:s/>}</text:span><text:span text:style-name="T3"><text:line-break/></text:span><text:span text:style-name="T3">}</text:span><text:span text:style-name="T3"><text:line-break/></text:span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1T19">
        <office:forms form:automatic-focus="false" form:apply-design-mode="false"/>
        <draw:custom-shape draw:style-name="gr2" draw:text-style-name="P4" draw:layer="layout" svg:width="10.25cm" svg:height="2.353cm" svg:x="9.589cm" svg:y="14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89cm" svg:height="1.624cm" svg:x="12.097cm" svg:y="17.7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722cm" svg:height="1.042cm" svg:x="14.278cm" svg:y="16.8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0.25cm" svg:height="2.354cm" svg:x="8.717cm" svg:y="14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888cm" svg:height="1.589cm" svg:x="10.571cm" svg:y="18.1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39cm" svg:height="1.042cm" svg:x="12.661cm" svg:y="16.8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draw:layer="layout" svg:width="10.25cm" svg:height="2.354cm" svg:x="7.299cm" svg:y="14.2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0.7cm" svg:height="13.2cm" svg:x="6.4cm" svg:y="0.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6.66cm" svg:height="0.962cm" svg:x="6.919cm" svg:y="0.987cm">
          <draw:text-box>
            <text:p><text:span text:style-name="T7">ChatServer</text:span><text:span text:style-name="T8"> class</text:span></text:p>
          </draw:text-box>
        </draw:frame>
        <draw:frame draw:style-name="gr11" draw:text-style-name="P10" draw:layer="layout" svg:width="5.984cm" svg:height="2.428cm" svg:x="7.05cm" svg:y="2.774cm">
          <draw:text-box>
            <text:p text:style-name="P9"><text:span text:style-name="T9"/></text:p>
            <text:p text:style-name="P9"/>
          </draw:text-box>
        </draw:frame>
        <draw:frame draw:style-name="gr12" draw:text-style-name="P10" draw:layer="layout" svg:width="19.628cm" svg:height="5.351cm" svg:x="6.709cm" svg:y="1.946cm">
          <draw:text-box>
            <text:p text:style-name="P9"><text:span text:style-name="T10">Static structure:</text:span></text:p>
            <text:p text:style-name="P9"><text:span text:style-name="T11">connections</text:span><text:span text:style-name="T12"> — references to ChatServer objects </text:span></text:p>
            <text:p text:style-name="P9"><text:span text:style-name="T11">main()</text:span><text:span text:style-name="T13"> method:</text:span></text:p>
            <text:p text:style-name="P9"><text:span text:style-name="T13">1. Creates new </text:span><text:span text:style-name="T11">ServerSocket</text:span><text:span text:style-name="T13"> object</text:span></text:p>
            <text:p text:style-name="P9"><text:span text:style-name="T13">2. In infinite loop calls </text:span><text:span text:style-name="T11">accept()</text:span><text:span text:style-name="T13"> method for it</text:span></text:p>
            <text:p text:style-name="P9"><text:span text:style-name="T13">3. When </text:span><text:span text:style-name="T11">accept()</text:span><text:span text:style-name="T13"> succeds creates another </text:span><text:span text:style-name="T11">ChatServer</text:span><text:span text:style-name="T13"> object (passing got socket).</text:span></text:p>
            <text:p text:style-name="P9"><text:span text:style-name="T13">4. calls </text:span><text:span text:style-name="T11">start()</text:span><text:span text:style-name="T12"> for newly created thread</text:span></text:p>
          </draw:text-box>
        </draw:frame>
        <draw:frame draw:style-name="gr13" draw:text-style-name="P11" draw:layer="layout" svg:width="19.873cm" svg:height="6.078cm" svg:x="6.727cm" svg:y="7.579cm">
          <draw:text-box>
            <text:p text:style-name="P9"><text:span text:style-name="T10">Object structure:</text:span></text:p>
            <text:p text:style-name="P9"><text:span text:style-name="T11">ChatServer(socket) </text:span><text:span text:style-name="T12">constructor:</text:span></text:p>
            <text:p text:style-name="P9"><text:span text:style-name="T12">Uses passed </text:span><text:span text:style-name="T14">socket</text:span><text:span text:style-name="T12"> reference to add readers and writers</text:span></text:p>
            <text:p text:style-name="P9"><text:span text:style-name="T12">adds himself to connections list</text:span></text:p>
            <text:p text:style-name="P9"><text:span text:style-name="T12"/></text:p>
            <text:p text:style-name="P9"><text:span text:style-name="T11">run()</text:span><text:span text:style-name="T12"> method:</text:span></text:p>
            <text:p text:style-name="P9"><text:span text:style-name="T12">In infinite loop </text:span><text:span text:style-name="T15">reads</text:span><text:span text:style-name="T12"> from socket and calls <text:s/></text:span><text:span text:style-name="T11">sendMsg</text:span><text:span text:style-name="T12">(message) to all other </text:span><text:span text:style-name="T11">ChatServer</text:span><text:span text:style-name="T12"> objects from connections list and that </text:span><text:span text:style-name="T15">writes</text:span><text:span text:style-name="T12"> message into their sockets</text:span></text:p>
          </draw:text-box>
        </draw:frame>
        <draw:frame draw:style-name="gr14" draw:text-style-name="P10" draw:layer="layout" svg:width="4.231cm" svg:height="1.673cm" svg:x="7.539cm" svg:y="14.352cm">
          <draw:text-box>
            <text:p text:style-name="P9"><text:span text:style-name="T9">ChatServer </text:span><text:span text:style-name="T16">object</text:span></text:p>
          </draw:text-box>
        </draw:frame>
        <draw:frame draw:style-name="gr15" draw:text-style-name="P10" draw:layer="layout" svg:width="4.231cm" svg:height="0.962cm" svg:x="9.611cm" svg:y="15.372cm">
          <draw:text-box>
            <text:p text:style-name="P9"><text:span text:style-name="T9">read <text:s text:c="3"/>write</text:span></text:p>
          </draw:text-box>
        </draw:frame>
        <draw:frame draw:style-name="gr16" draw:text-style-name="P11" draw:layer="layout" svg:width="4.143cm" svg:height="0.962cm" svg:x="13.406cm" svg:y="14.637cm">
          <draw:text-box>
            <text:p text:style-name="P9"><text:span text:style-name="T9">sendMsg()</text:span></text:p>
          </draw:text-box>
        </draw:frame>
        <draw:custom-shape draw:style-name="gr17" draw:text-style-name="P5" draw:layer="layout" svg:width="6.532cm" svg:height="1.754cm" svg:x="8.4cm" svg:y="18.246cm">
          <text:p text:style-name="P12">ChatClient (e.g. telnet)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824cm" svg:height="1.972cm" svg:x="9.8cm" svg:y="16.334cm">
          <text:p text:style-name="P13"><text:span text:style-name="T17">socke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4.322cm" svg:height="0.962cm" svg:x="23.278cm" svg:y="14.638cm">
          <draw:text-box>
            <text:p text:style-name="P9"><text:span text:style-name="T9">connections</text:span></text:p>
          </draw:text-box>
        </draw:frame>
        <draw:path draw:style-name="gr19" draw:text-style-name="P7" draw:layer="layout" svg:width="2.736cm" svg:height="0.867cm" draw:transform="skewX (-0.0816814089933346) rotate (1.39923046132385) translate (10.1327214718997cm 18.7218345221714cm)" svg:viewBox="0 0 2737 868" svg:d="M0 868c1472-243 2737-868 2737-868">
          <text:p/>
        </draw:path>
        <draw:path draw:style-name="gr19" draw:text-style-name="P7" draw:layer="layout" svg:width="2.064cm" svg:height="12.112cm" draw:transform="skewX (-0.0822050077689329) rotate (1.39870686254826) translate (10.788829787234cm 15.5002805049088cm)" svg:viewBox="0 0 2065 12113" svg:d="M0 0c2666 2162 2040 8380 1904 12113">
          <text:p/>
        </draw:path>
        <draw:path draw:style-name="gr19" draw:text-style-name="P7" draw:layer="layout" svg:width="1.085cm" svg:height="7.293cm" draw:transform="skewX (-0.0818559419185341) rotate (1.39888139547346) translate (15.2cm 15.599cm)" svg:viewBox="0 0 1086 7294" svg:d="M1086 7294c-903-3774-1086-7294-1086-7294">
          <text:p/>
        </draw:path>
        <draw:path draw:style-name="gr19" draw:text-style-name="P7" draw:layer="layout" svg:width="0.851cm" svg:height="4.436cm" draw:transform="skewX (-0.0822050077689329) rotate (1.39888139547346) translate (18.5997224468981cm 15.8400067564993cm)" svg:viewBox="0 0 852 4437" svg:d="M852 4437c-902-3774-851-4437-851-4437">
          <text:p/>
        </draw:path>
        <draw:path draw:style-name="gr19" draw:text-style-name="P7" draw:layer="layout" svg:width="1.04cm" svg:height="3.531cm" draw:transform="skewX (-0.081855941918534) rotate (1.39870686254826) translate (19.4031914893617cm 16.4063955119215cm)" svg:viewBox="0 0 1041 3532" svg:d="M1041 3532c-618-1531-1041-3532-1041-3532">
          <text:p/>
        </draw:path>
        <draw:path draw:style-name="gr19" draw:text-style-name="P7" draw:layer="layout" svg:width="3.204cm" svg:height="1.895cm" draw:transform="skewX (-0.0822050077689329) rotate (1.39888139547346) translate (11.9567696684156cm 18.7873860911369cm)" svg:viewBox="0 0 3205 1896" svg:d="M3205 1896c-558-2633-3205-1756-3205-1756">
          <text:p/>
        </draw:path>
        <draw:path draw:style-name="gr19" draw:text-style-name="P7" draw:layer="layout" svg:width="1.019cm" svg:height="0cm" draw:transform="rotate (1.5707963267949) translate (13.6239361702128cm 17.9324544179523cm)" svg:viewBox="0 0 1020 0" svg:d="M1020 0c-85 0-1020 0-1020 0">
          <text:p/>
        </draw:path>
        <draw:path draw:style-name="gr19" draw:text-style-name="P7" draw:layer="layout" svg:width="0.94cm" svg:height="0cm" draw:transform="rotate (1.5707963267949) translate (15.1505319148936cm 17.9324544179523cm)" svg:viewBox="0 0 941 0" svg:d="M941 0c-78 0-941 0-941 0">
          <text:p/>
        </draw:path>
        <draw:frame presentation:style-name="pr5" draw:text-style-name="P16" draw:layer="layout" svg:width="7.2cm" svg:height="14.454cm" svg:x="0cm" svg:y="3.546cm" presentation:class="title" presentation:user-transformed="true">
          <draw:text-box>
            <text:p text:style-name="P15"><text:span text:style-name="T18">Design:</text:span><text:span text:style-name="T18"><text:line-break/></text:span><text:span text:style-name="T18"><text:line-break/></text:span><text:span text:style-name="T18"><text:line-break/></text:span><text:span text:style-name="T19"><text:line-break/></text:span><text:span text:style-name="T18"><text:line-break/></text:span><text:span text:style-name="T18">Runtime:</text:span></text:p>
          </draw:text-box>
        </draw:frame>
        <draw:frame draw:style-name="gr20" draw:text-style-name="P17" draw:layer="layout" svg:width="6.2cm" svg:height="1.673cm" svg:x="0.8cm" svg:y="16.8cm">
          <draw:text-box>
            <text:p>Each object runs in separate thread</text:p>
          </draw:text-box>
        </draw:frame>
        <draw:frame draw:style-name="gr21" draw:text-style-name="P18" draw:layer="layout" svg:width="3.2cm" svg:height="0.962cm" svg:x="21.6cm" svg:y="16.438cm">
          <draw:text-box>
            <text:p><text:span text:style-name="T20">Data flow</text:span></text:p>
          </draw:text-box>
        </draw:frame>
        <presentation:notes draw:style-name="dp1">
          <draw:page-thumbnail draw:style-name="gr1" draw:layer="layout" svg:width="13.586cm" svg:height="11.136cm" svg:x="3.705cm" svg:y="2.256cm" draw:page-number="3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2cm" svg:y="9.4cm" presentation:class="title" presentation:user-transformed="true">
          <draw:text-box>
            <text:p>ChatClient notes</text:p>
          </draw:text-box>
        </draw:frame>
        <presentation:notes draw:style-name="dp1">
          <draw:page-thumbnail draw:style-name="gr1" draw:layer="layout" svg:width="13.586cm" svg:height="11.136cm" svg:x="3.705cm" svg:y="2.256cm" draw:page-number="4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ChatClient design</text:p>
          </draw:text-box>
        </draw:frame>
        <draw:custom-shape draw:style-name="gr22" draw:text-style-name="P5" draw:layer="layout" svg:width="10.433cm" svg:height="2.582cm" svg:x="8.747cm" svg:y="5.046cm">
          <text:p text:style-name="P12">ChatServer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8.55cm" svg:height="3.29cm" svg:x="9.765cm" svg:y="7.628cm">
          <text:p text:style-name="P12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4" draw:layer="layout" svg:width="10.179cm" svg:height="2.632cm" svg:x="9.058cm" svg:y="10.918cm">
          <text:p text:style-name="P12"><text:span text:style-name="T9">Chat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3.257cm" svg:height="1.097cm" svg:x="9.765cm" svg:y="13.111cm">
          <text:p text:style-name="P12">StdIn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.939cm" svg:height="1.097cm" svg:x="14.244cm" svg:y="13.111cm">
          <text:p text:style-name="P12">StdOut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.84cm" svg:height="0.962cm" svg:x="8.926cm" svg:y="12.056cm">
          <text:p text:style-name="P12"><text:span text:style-name="T9">read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.84cm" svg:height="0.962cm" svg:x="16.702cm" svg:y="11.179cm">
          <text:p text:style-name="P12"><text:span text:style-name="T9">read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.984cm" svg:height="0.962cm" svg:x="9.058cm" svg:y="10.918cm">
          <text:p text:style-name="P12"><text:span text:style-name="T9">write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984cm" svg:height="0.962cm" svg:x="16.59cm" svg:y="12.234cm">
          <text:p text:style-name="P12"><text:span text:style-name="T9">write</text:span></text:p>
          <draw:enhanced-geometry svg:viewBox="0 0 21600 21600" draw:type="rectangle" draw:enhanced-path="M 0 0 L 21600 0 21600 21600 0 21600 0 0 Z N"/>
        </draw:custom-shape>
        <draw:path draw:style-name="gr30" draw:text-style-name="P7" draw:layer="layout" svg:width="7.64cm" svg:height="7.536cm" draw:transform="skewX (0.0464257581030492) rotate (-1.75039070682511) translate (26.0607457321251cm 9.65598554911992cm)" svg:viewBox="0 0 7641 7537" svg:d="M2543 7537c-1580-936-2278-1298-2498-3463-467-3247 2831-4045 3250-4024 2435-467 4307 2504 4215 2903 731 2806-1841 4428-1841 4428">
          <text:p/>
        </draw:path>
        <draw:path draw:style-name="gr30" draw:text-style-name="P7" draw:layer="layout" svg:width="7.433cm" svg:height="7.666cm" draw:transform="skewX (-0.0272271363311115) rotate (1.75929188601028) translate (2.78840052909146cm 16.931515818422cm)" svg:viewBox="0 0 7434 7667" svg:d="M4961 7667c1536-951 2215-1320 2429-3521 454-3303-2755-4116-3162-4095-2370-476-4190 2545-4101 2951-711 2854 1792 4505 1792 4505">
          <text:p/>
        </draw:path>
        <draw:path draw:style-name="gr30" draw:text-style-name="P7" draw:layer="layout" svg:width="7.533cm" svg:height="1.189cm" draw:transform="skewX (0.0441568300754565) rotate (-1.75283416777791) translate (17.0325511990086cm 8.55265412691477cm)" svg:viewBox="0 0 7534 1190" svg:d="M0 1190c2262-838 7534-1190 7534-1190">
          <text:p/>
        </draw:path>
        <draw:path draw:style-name="gr30" draw:text-style-name="P7" draw:layer="layout" svg:width="7.446cm" svg:height="2.57cm" draw:transform="skewX (0.258832328070759) rotate (-1.20689517775408) translate (12.4112935582138cm 8.28561325219743cm)" svg:viewBox="0 0 7447 2571" svg:d="M7447 2571c0 0-4376-717-7447-2571">
          <text:p/>
        </draw:path>
        <draw:custom-shape draw:style-name="gr31" draw:text-style-name="P21" draw:layer="layout" svg:width="8.012cm" svg:height="1.673cm" svg:x="19.662cm" svg:y="11.496cm">
          <text:p text:style-name="P12"><text:span text:style-name="T16">This thread reads from</text:span></text:p>
          <text:p text:style-name="P12"><text:span text:style-name="T16">socket and writes to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8.008cm" svg:height="2.384cm" svg:x="0.471cm" svg:y="10.918cm">
          <text:p text:style-name="P12"><text:span text:style-name="T16">This thread reads from</text:span></text:p>
          <text:p text:style-name="P12"><text:span text:style-name="T16">stdin and writes to network</text:span></text:p>
          <text:p text:style-name="P12"><text:span text:style-name="T16">socket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s_20_bez_20_aizpildījuma_5f_1" style:display-name="Objekts bez aizpildījuma_1" style:family="graphic" style:parent-style-name="Noklusējuma_5f_1">
      <style:graphic-properties svg:stroke-color="#000000" draw:fill="none"/>
    </style:style>
    <style:style style:name="Noklusējuma-background" style:family="presentation">
      <style:graphic-properties draw:stroke="none" draw:fill="none"/>
      <style:text-properties style:letter-kerning="true"/>
    </style:style>
    <style:style style:name="Noklusēju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klusēju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auto-grow-height="false" draw:fit-to-size="shrink-to-fit" style:shrink-to-fit="true">
        <text:list-style style:name="Noklusēju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Noklusējuma-outline3" style:family="presentation" style:parent-style-name="Noklusējuma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Noklusējuma-outline4" style:family="presentation" style:parent-style-name="Noklusējuma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Noklusējuma-outline5" style:family="presentation" style:parent-style-name="Noklusējuma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oklusējuma-outline6" style:family="presentation" style:parent-style-name="Noklusējuma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oklusējuma-outline7" style:family="presentation" style:parent-style-name="Noklusējuma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oklusējuma-outline8" style:family="presentation" style:parent-style-name="Noklusējuma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oklusējuma-outline9" style:family="presentation" style:parent-style-name="Noklusējuma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vertical-align="middle">
        <text:list-style style:name="Noklusēju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oklusējuma-backgroundobjects">
      <style:graphic-properties draw:stroke="none" draw:fill="none" draw:fill-color="#ffffff" draw:auto-grow-height="false" fo:min-height="1.086cm"/>
    </style:style>
    <style:style style:name="Mpr2" style:family="presentation" style:parent-style-name="Noklusējum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oklusējum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5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kaitlis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oklusējuma" style:page-layout-name="PM1" draw:style-name="Mdp1">
      <draw:frame presentation:style-name="Noklusējuma-title" draw:layer="backgroundobjects" svg:width="25.199cm" svg:height="3.505cm" svg:x="1.4cm" svg:y="0.837cm" presentation:class="title" presentation:placeholder="true">
        <draw:text-box/>
      </draw:frame>
      <draw:frame presentation:style-name="Noklusējuma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skaitlis&gt;</text:page-number></text:p>
        </draw:text-box>
      </draw:frame>
      <presentation:notes style:page-layout-name="PM0">
        <draw:page-thumbnail presentation:style-name="Noklusējuma-title" draw:layer="backgroundobjects" svg:width="19.798cm" svg:height="11.136cm" svg:x="0.6cm" svg:y="2.257cm" presentation:class="page"/>
        <draw:frame presentation:style-name="Noklusējum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kaitlis&gt;</text:page-number></text:p>
          </draw:text-box>
        </draw:frame>
      </presentation:notes>
    </style:master-page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dis Vītoliņš</meta:initial-creator>
    <meta:creation-date>2020-05-26T13:27:32.628685307</meta:creation-date>
    <dc:date>2020-05-26T13:29:27.948370283</dc:date>
    <dc:creator>Valdis Vītoliņš</dc:creator>
    <meta:editing-duration>PT1M55S</meta:editing-duration>
    <meta:editing-cycles>1</meta:editing-cycles>
    <meta:generator>LibreOffice/6.2.8.2$Linux_X86_64 LibreOffice_project/20$Build-2</meta:generator>
    <meta:document-statistic meta:object-count="88"/>
  </office:meta>
</office:document-meta>
</file>